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3">
      <style:graphic-properties draw:fill="none" draw:stroke="solid" svg:stroke-width="0.00694in" svg:stroke-color="#4472c4" draw:marker-end="a402" svg:stroke-opacity="100%" draw:stroke-linejoin="miter" svg:stroke-linecap="butt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0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91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center" draw:fill="solid" draw:fill-color="#f8cbad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6">
      <style:graphic-properties draw:fill="none" draw:stroke="solid" svg:stroke-width="0.00694in" svg:stroke-color="#4472c4" draw:marker-end="a395" svg:stroke-opacity="100%" draw:stroke-linejoin="miter" svg:stroke-linecap="butt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custom-shape svg:x="2.83486in" svg:y="2.41284in" svg:width="1.29358in" svg:height="1.29358in" draw:id="id63" draw:style-name="a383" draw:name="Ellipse 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67125in" svg:y="2.41284in" svg:width="1.29358in" svg:height="1.29358in" draw:id="id64" draw:style-name="a386" draw:name="Ellipse 4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06575in" svg:y="2.41284in" svg:width="1.29358in" svg:height="1.29358in" draw:id="id65" draw:style-name="a389" draw:name="Ellipse 5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3.48165in" svg:y1="2.41284in" draw:start-shape="id63" draw:start-glue-point="0" svg:x2="6.31804in" svg:y2="2.41284in" draw:end-shape="id64" draw:end-glue-point="0" draw:id="id66" draw:style-name="a390" draw:name="Gerader Verbinder 7">
          <svg:title/>
          <svg:desc/>
        </draw:connector>
        <draw:connector draw:type="line" svg:x1="6.31804in" svg:y1="3.70642in" draw:start-shape="id64" draw:start-glue-point="2" svg:x2="3.48165in" svg:y2="3.70642in" draw:end-shape="id63" draw:end-glue-point="2" draw:id="id67" draw:style-name="a391" draw:name="Gerader Verbinder 9">
          <svg:title/>
          <svg:desc/>
        </draw:connector>
        <draw:custom-shape svg:x="6.89068in" svg:y="2.41284in" svg:width="0.24923in" svg:height="1.29358in" draw:id="id68" draw:style-name="a394" draw:name="Pfeil: nach oben 10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208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type="line" svg:x1="7.01529in" svg:y1="1.92661in" svg:x2="7.01529in" svg:y2="2.31193in" draw:id="id69" draw:style-name="a396" draw:name="Gerade Verbindung mit Pfeil 12">
          <svg:title/>
          <svg:desc/>
        </draw:connector>
        <draw:frame draw:id="id70" draw:style-name="a401" draw:name="Textfeld 14" svg:x="6.78948in" svg:y="1.5227in" svg:width="0.55254in" svg:height="0.40391in">
          <draw:text-box>
            <text:p text:style-name="a400" text:class-names="" text:cond-style-name=""><text:span text:style-name="a397" text:class-names="">F</text:span><text:span text:style-name="a398" text:class-names="">Q</text:span><text:span text:style-name="a399" text:class-names=""/></text:p>
          </draw:text-box>
          <svg:title/>
          <svg:desc/>
        </draw:frame>
        <draw:connector draw:type="line" svg:x1="7.66055in" svg:y1="3.04587in" svg:x2="7.13991in" svg:y2="3.04587in" draw:id="id71" draw:style-name="a403" draw:name="Gerade Verbindung mit Pfeil 16">
          <svg:title/>
          <svg:desc/>
        </draw:connector>
        <draw:frame draw:id="id72" draw:style-name="a408" draw:name="Textfeld 18" svg:x="7.66132in" svg:y="2.84392in" svg:width="0.52294in" svg:height="0.40391in">
          <draw:text-box>
            <text:p text:style-name="a407" text:class-names="" text:cond-style-name=""><text:span text:style-name="a404" text:class-names="">F</text:span><text:span text:style-name="a405" text:class-names="">N</text:span><text:span text:style-name="a40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02" svg:viewBox="0 0 20 30" svg:d="m10 0-10 30h20z"/>
    <draw:marker draw:name="a395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astertitelformat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aster-Untertitelformat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astertext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astertitelformat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astertext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astertitelformat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astertitelformat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astertext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picdom12@htlkaindorf.at</meta:initial-creator>
    <dc:creator>picdom12@htlkaindorf.at</dc:creator>
    <meta:creation-date>2018-03-14T20:59:02Z</meta:creation-date>
    <dc:date>2018-03-14T20:59:28Z</dc:date>
    <meta:editing-cycles>1</meta:editing-cycles>
    <meta:editing-duration>PT0S</meta:editing-duration>
    <meta:document-statistic meta:paragraph-count="2" meta:word-count="2"/>
  </office:meta>
</office:document-meta>
</file>